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3.514cm"/>
    </style:style>
    <style:style style:name="co8" style:family="table-column">
      <style:table-column-properties fo:break-before="auto" style:column-width="4.763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5.611cm"/>
    </style:style>
    <style:style style:name="co11" style:family="table-column">
      <style:table-column-properties fo:break-before="auto" style:column-width="12.716cm"/>
    </style:style>
    <style:style style:name="co12" style:family="table-column">
      <style:table-column-properties fo:break-before="auto" style:column-width="3.052cm"/>
    </style:style>
    <style:style style:name="co13" style:family="table-column">
      <style:table-column-properties fo:break-before="auto" style:column-width="11.0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dddddd" fo:border-left="0.088cm solid #000000" fo:border-right="none" fo:border-top="0.088cm solid #000000"/>
      <style:text-properties fo:color="#000000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0.088cm solid #000000" fo:background-color="#dddddd" fo:border-left="none" fo:border-right="none" fo:border-top="0.088cm solid #000000"/>
      <style:text-properties fo:color="#000000"/>
    </style:style>
    <style:style style:name="ce5" style:family="table-cell" style:parent-style-name="Default">
      <style:table-cell-properties fo:background-color="#5f278c"/>
      <style:text-properties fo:color="#ffffff"/>
    </style:style>
    <style:style style:name="ce6" style:family="table-cell" style:parent-style-name="Default">
      <style:table-cell-properties fo:background-color="#2929cc"/>
      <style:text-properties fo:color="#ffffff"/>
    </style:style>
    <style:style style:name="ce7" style:family="table-cell" style:parent-style-name="Default">
      <style:table-cell-properties fo:background-color="#29cccc"/>
      <style:text-properties fo:color="#000000"/>
    </style:style>
    <style:style style:name="ce8" style:family="table-cell" style:parent-style-name="Default">
      <style:table-cell-properties fo:background-color="#00cc00"/>
      <style:text-properties fo:color="#ffffff"/>
    </style:style>
    <style:style style:name="ce9" style:family="table-cell" style:parent-style-name="Default">
      <style:table-cell-properties fo:background-color="#99ff33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able-cell-properties fo:background-color="#ff9900"/>
      <style:text-properties fo:color="#000000"/>
    </style:style>
    <style:style style:name="ce12" style:family="table-cell" style:parent-style-name="Default">
      <style:table-cell-properties fo:background-color="#ff0000"/>
      <style:text-properties fo:color="#ffffff"/>
    </style:style>
    <style:style style:name="ce13" style:family="table-cell" style:parent-style-name="Default">
      <style:table-cell-properties fo:border-bottom="0.088cm solid #000000" fo:background-color="#dddddd" fo:border-left="none" fo:border-right="0.088cm solid #000000" fo:border-top="0.088cm solid #000000"/>
      <style:text-properties fo:color="#000000"/>
    </style:style>
    <style:style style:name="ce14" style:family="table-cell" style:parent-style-name="Default">
      <style:table-cell-properties fo:border-bottom="none" fo:background-color="#ffd6f1" fo:border-left="none" fo:border-right="0.088cm solid #000000" fo:border-top="none"/>
    </style:style>
    <style:style style:name="T1" style:family="text">
      <style:text-properties fo:color="#ffffff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6"/>
        <table:table-column table:style-name="co6" table:default-cell-style-name="ce7"/>
        <table:table-column table:style-name="co7" table:default-cell-style-name="ce8"/>
        <table:table-column table:style-name="co8" table:default-cell-style-name="ce9"/>
        <table:table-column table:style-name="co9" table:default-cell-style-name="ce10"/>
        <table:table-column table:style-name="co10" table:default-cell-style-name="ce11"/>
        <table:table-column table:style-name="co11" table:default-cell-style-name="ce12"/>
        <table:table-column table:style-name="co12" table:default-cell-style-name="ce14"/>
        <table:table-column table:style-name="co13" table:default-cell-style-name="Default"/>
        <table:table-row table:style-name="ro2">
          <table:table-cell table:style-name="ce1" office:value-type="string">
            <text:p>Domäne</text:p>
          </table:table-cell>
          <table:table-cell table:style-name="ce4" office:value-type="string">
            <text:p>Regnum</text:p>
          </table:table-cell>
          <table:table-cell table:style-name="ce4" office:value-type="string">
            <text:p>Phylum</text:p>
          </table:table-cell>
          <table:table-cell table:style-name="ce4" office:value-type="string">
            <text:p>Classis</text:p>
          </table:table-cell>
          <table:table-cell table:style-name="ce4" office:value-type="string">
            <text:p>Cohors</text:p>
          </table:table-cell>
          <table:table-cell table:style-name="ce4" office:value-type="string">
            <text:p>Ordinis</text:p>
          </table:table-cell>
          <table:table-cell table:style-name="ce4" office:value-type="string">
            <text:p>Familia</text:p>
          </table:table-cell>
          <table:table-cell table:style-name="ce4" office:value-type="string">
            <text:p>Genus</text:p>
          </table:table-cell>
          <table:table-cell table:style-name="ce4" office:value-type="string">
            <text:p>Species</text:p>
          </table:table-cell>
          <table:table-cell table:style-name="ce13" office:value-type="string">
            <text:p>Subspecies</text:p>
          </table:table-cell>
          <table:table-cell/>
        </table:table-row>
        <table:table-row table:style-name="ro1">
          <table:table-cell office:value-type="string">
            <text:p>MONO ARMATIC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ynamo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istanzwaff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rojektilwaffen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Schusswaffe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Bögen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Langboge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Basiliskenboge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BB1-Blutung(H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Drachentöter</text:p>
          </table:table-cell>
          <table:table-cell office:value-type="string">
            <text:p>blutung up proj.speed down range up armorpen up damage down</text:p>
          </table:table-cell>
        </table:table-row>
        <table:table-row table:style-name="ro1">
          <table:table-cell table:number-columns-repeated="9"/>
          <table:table-cell office:value-type="string">
            <text:p>Basiliskentöter</text:p>
          </table:table-cell>
          <table:table-cell office:value-type="string">
            <text:p>genau umgekehrt</text:p>
          </table:table-cell>
        </table:table-row>
        <table:table-row table:style-name="ro2">
          <table:table-cell table:number-columns-repeated="8"/>
          <table:table-cell office:value-type="string">
            <text:p>BB2-Hard CC (stun/knockback)(H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Zaunpfahl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rmbrüst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Wurfwaff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Stabwurfwaffwen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S.ww.zum einhole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Enterhake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Harpun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Große Harpune(L)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>
            <text:p>Walfänger</text:p>
          </table:table-cell>
          <table:table-cell office:value-type="string">
            <text:p>armorpen up hookspeed up</text:p>
          </table:table-cell>
        </table:table-row>
        <table:table-row table:style-name="ro2">
          <table:table-cell table:number-columns-repeated="9"/>
          <table:table-cell office:value-type="string">
            <text:p>Tiefsee</text:p>
          </table:table-cell>
          <table:table-cell office:value-type="string">
            <text:p>range up proj speed up </text:p>
          </table:table-cell>
        </table:table-row>
        <table:table-row table:style-name="ro2">
          <table:table-cell table:number-columns-repeated="9"/>
          <table:table-cell office:value-type="string">
            <text:p>Orientalisch</text:p>
          </table:table-cell>
          <table:table-cell office:value-type="string">
            <text:p>blutung up damage up </text:p>
          </table:table-cell>
        </table:table-row>
        <table:table-row table:style-name="ro1">
          <table:table-cell table:number-columns-repeated="8"/>
          <table:table-cell office:value-type="string">
            <text:p>Kleine Harpune(G)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S.ww.mit Spitze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Wurfspeer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Pfeilspitzenwurfspeer(L)(high armorpen less damage)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>
            <text:p>römisch</text:p>
          </table:table-cell>
          <table:table-cell office:value-type="string">
            <text:p>attackspeedup</text:p>
          </table:table-cell>
        </table:table-row>
        <table:table-row table:style-name="ro2">
          <table:table-cell table:number-columns-repeated="9"/>
          <table:table-cell office:value-type="string">
            <text:p>olympisch</text:p>
          </table:table-cell>
          <table:table-cell office:value-type="string">
            <text:p>armorpen up </text:p>
          </table:table-cell>
        </table:table-row>
        <table:table-row table:style-name="ro2">
          <table:table-cell table:number-columns-repeated="8"/>
          <table:table-cell office:value-type="string">
            <text:p>Germanischer Wurfspeer(muss nach wurf wieder eingesammelt werden)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Wurfmesser</text:p>
          </table:table-cell>
          <table:table-cell table:number-columns-repeated="3"/>
          <table:table-cell office:value-type="string">
            <text:p>ähh banan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onprojektilwaffen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Scleuderwaffe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Wirbelwaff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WW.mitKetten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erkettete Klinge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Kettensichel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Kettensichel(like how we meant it to be)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Kusarigama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>
            <text:p>Kettenkunai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<text:span text:style-name="T1">Kettenkunai einendig</text:span>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Kettenkunai zweiendig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>
            <text:p>EinhundertMesser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lange Kette mit messer an den letzten X glieder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ich/Schnit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tich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Dolche und Co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Dolch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Dolch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Breitdolch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Dolch mit Blutrille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stnadart fantasy dolch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Minidolch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Butterfly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Figerringdolch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Standarddolch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Krum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nichtkrum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Langdolc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Stielettes und Co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Sai(Ninja Dolch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Bajonette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Stielet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Nichtdolch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Florettes + Rapie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Florett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Rapie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Leichte Lanze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Schnitt(bisslStich)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Leichte Schwert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Säbe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Leichter Säbel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Schwerer Säbel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>
            <text:p>europ.schw.Säbel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string">
            <text:p>Krumsäbel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Piratensäbel(wird hinten breiter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>
            <text:p>Katana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Katana(Fhight)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Wakizashi(Flow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Dege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Leichte phy.Barieren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Energai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Schw.Phy.Barier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chwere Schild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Turmschild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Dreiecksschilde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Rechtecksschilde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Beidhandschild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die Wand</text:p>
          </table:table-cell>
          <table:table-cell table:number-columns-repeated="3"/>
        </table:table-row>
        <table:table-row table:style-name="ro3">
          <table:table-cell table:number-columns-repeated="8"/>
          <table:table-cell office:value-type="string">
            <text:p>die Wand mit schießscharte (H)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>
            <text:p>die Wand ohne schießscharte(H)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>
            <text:p>Schanierschild</text:p>
          </table:table-cell>
          <table:table-cell table:number-columns-repeated="3"/>
        </table:table-row>
        <table:table-row table:style-name="ro3">
          <table:table-cell table:number-columns-repeated="8"/>
          <table:table-cell office:value-type="string">
            <text:p>drei Schilde mit scharnieren verbunden(H)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gr.Rundschild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Flachrundschilde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banane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>
            <text:p>Klingenschild</text:p>
          </table:table-cell>
          <table:table-cell table:number-columns-repeated="3"/>
        </table:table-row>
        <table:table-row table:style-name="ro3">
          <table:table-cell table:number-columns-repeated="8"/>
          <table:table-cell office:value-type="string">
            <text:p>Sonnenschild(L)(kann am kreissägenartig an gegener langreisßen)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>
            <text:p>Dornenschild(gut mit ansturm)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Reiterschild(L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TQ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imperial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8"/>
          <table:table-cell office:value-type="string">
            <text:p>Nagelschild(L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Kesselschild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Ritterschilde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Ovalschild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chwere Netz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Hiebschniit/Wucht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Hiebschnitt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>
            <text:p>Schwere Schert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Breitschwerter(Claude FF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Lange Schwerter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>
            <text:p>Claym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uch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Stumpfe W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ämm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NichtstumpfeW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Streitkolben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Kugelstreitkolbe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Morgenstern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Stabstreitkolben</text:p>
          </table:table-cell>
          <table:table-cell table:number-columns-repeated="4"/>
        </table:table-row>
        <table:table-row table:style-name="ro1">
          <table:table-cell office:value-type="string">
            <text:p>DI ARMATICA</text:p>
          </table:table-cell>
          <table:table-cell table:number-columns-repeated="10"/>
        </table:table-row>
        <table:table-row table:style-name="ro1" table:number-rows-repeated="15">
          <table:table-cell table:number-columns-repeated="11"/>
        </table:table-row>
        <table:table-row table:style-name="ro2">
          <table:table-cell table:style-name="ce3"/>
          <table:table-cell table:number-columns-repeated="3"/>
          <table:table-cell office:value-type="string">
            <text:p>bananensorbe</text:p>
          </table:table-cell>
          <table:table-cell table:number-columns-repeated="6"/>
        </table:table-row>
        <table:table-row table:style-name="ro2" table:number-rows-repeated="104843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25.04.2019</text:date>, <text:time>03:1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ettnaker</meta:initial-creator>
    <meta:creation-date>2019-04-25T00:19:42.74</meta:creation-date>
    <dc:date>2019-04-25T03:19:00.27</dc:date>
    <dc:creator>Carl </dc:creator>
    <meta:editing-duration>PT1H47M57S</meta:editing-duration>
    <meta:editing-cycles>10</meta:editing-cycles>
    <meta:generator>OpenOffice/4.1.6$Win32 OpenOffice.org_project/416m1$Build-9790</meta:generator>
    <meta:document-statistic meta:table-count="3" meta:cell-count="142" meta:object-count="0"/>
  </office:meta>
</office:document-meta>
</file>